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asa SemiBold" svg:font-family="'Rasa SemiBold'" style:font-family-generic="roman" style:font-pitch="variable"/>
    <style:font-face style:name="Rasa SemiBold1" svg:font-family="'Rasa SemiBold'" style:font-adornments="Seminegrita" style:font-family-generic="roman" style:font-pitch="variable"/>
    <style:font-face style:name="Rasa SemiBold2" svg:font-family="'Rasa SemiBold'" style:font-adornments="Seminegrit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983b0" draw:textarea-horizontal-align="justify" draw:textarea-vertical-align="middle" draw:auto-grow-height="false" fo:min-height="9.75cm" fo:min-width="19.09cm"/>
    </style:style>
    <style:style style:name="gr2" style:family="graphic" style:parent-style-name="standard">
      <style:graphic-properties draw:textarea-horizontal-align="justify" draw:textarea-vertical-align="middle" draw:auto-grow-height="false" fo:min-height="9.91cm" fo:min-width="2.66cm" fo:padding-left="-0.25cm"/>
      <style:paragraph-properties style:writing-mode="lr-tb"/>
    </style:style>
    <style:style style:name="gr3" style:family="graphic" style:parent-style-name="standard">
      <style:graphic-properties draw:fill-color="#060bfb" draw:textarea-horizontal-align="justify" draw:textarea-vertical-align="middle" draw:auto-grow-height="false" fo:min-height="0.428cm" fo:min-width="3.928cm"/>
      <style:paragraph-properties style:writing-mode="lr-tb"/>
    </style:style>
    <style:style style:name="gr4" style:family="graphic" style:parent-style-name="standard">
      <style:graphic-properties draw:fill-color="#060bfb" draw:textarea-horizontal-align="justify" draw:textarea-vertical-align="middle" draw:auto-grow-height="false" fo:min-height="0.428cm" fo:min-width="4.17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918cm" fo:min-width="1.584cm"/>
    </style:style>
    <style:style style:name="gr6" style:family="graphic" style:parent-style-name="standard">
      <style:graphic-properties draw:textarea-horizontal-align="justify" draw:textarea-vertical-align="middle" draw:auto-grow-height="false" fo:min-height="3.686cm" fo:min-width="1.584cm"/>
    </style:style>
    <style:style style:name="gr7" style:family="graphic" style:parent-style-name="standard">
      <style:graphic-properties draw:textarea-horizontal-align="justify" draw:textarea-vertical-align="middle" draw:auto-grow-height="false" fo:min-height="14cm" fo:min-width="19.09cm"/>
    </style:style>
    <style:style style:name="gr8" style:family="graphic" style:parent-style-name="standard">
      <style:graphic-properties draw:textarea-horizontal-align="justify" draw:textarea-vertical-align="middle" draw:auto-grow-height="false" fo:min-height="8cm" fo:min-width="18cm"/>
    </style:style>
    <style:style style:name="gr9" style:family="graphic" style:parent-style-name="standard">
      <style:graphic-properties draw:textarea-horizontal-align="justify" draw:textarea-vertical-align="middle" draw:auto-grow-height="false" fo:min-height="0.5cm" fo:min-width="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908cm" fo:min-width="2.82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878cm" fo:min-width="9.62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4.5cm" fo:min-width="18cm"/>
    </style:style>
    <style:style style:name="P1" style:family="paragraph">
      <loext:graphic-properties draw:fill-color="#5983b0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>
        <style:tab-stops>
          <style:tab-stop style:position="12cm"/>
        </style:tab-stops>
      </style:paragraph-properties>
    </style:style>
    <style:style style:name="P4" style:family="paragraph">
      <loext:graphic-properties draw:fill-color="#060bfb"/>
      <style:paragraph-properties fo:text-align="center" style:writing-mode="lr-tb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path draw:style-name="gr1" draw:text-style-name="P1" draw:layer="layout" svg:width="19.589cm" svg:height="11.689cm" svg:x="1cm" svg:y="15.25cm" svg:viewBox="0 0 19590 11690" svg:d="M0 11690c0-3897 0-7793 0-11690 6530 0 13060 0 19590 0 0 3897 0 7793 0 11690-6530 0-13060 0-19590 0z">
          <text:p/>
        </draw:path>
        <draw:custom-shape draw:style-name="gr2" draw:text-style-name="P2" draw:layer="layout" svg:width="3.5cm" svg:height="10.5cm" svg:x="1cm" svg:y="16.44cm">
          <text:p text:style-name="P2">GÉNEROS</text:p>
          <text:p text:style-name="P2"/>
          <text:p text:style-name="P3"/>
          <text:p text:style-name="P3">ACCIÓN</text:p>
          <text:p text:style-name="P3"/>
          <text:p text:style-name="P3">TERROR</text:p>
          <text:p text:style-name="P3"/>
          <text:p text:style-name="P3">COMEDIA</text:p>
          <text:p text:style-name="P3"/>
          <text:p text:style-name="P3">FICCIÓN</text:p>
          <text:p text:style-name="P3"/>
          <text:p text:style-name="P3">AVENTURA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5cm" svg:height="0.75cm" svg:x="4.5cm" svg:y="16.5cm">
          <text:p text:style-name="P2">Películas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75cm" svg:height="0.75cm" svg:x="4.5cm" svg:y="21.5cm">
          <text:p text:style-name="P2"><text:s/>Ser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.25cm" svg:height="4.5cm" svg:x="7.25cm" svg:y="22.2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draw:layer="layout" svg:width="2.25cm" svg:height="4.5cm" svg:x="10cm" svg:y="22.2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draw:layer="layout" svg:width="2.25cm" svg:height="4.5cm" svg:x="4.5cm" svg:y="22.2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draw:layer="layout" svg:width="2.25cm" svg:height="4.5cm" svg:x="18.25cm" svg:y="22.2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draw:layer="layout" svg:width="2.25cm" svg:height="4.5cm" svg:x="15.5cm" svg:y="22.2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draw:layer="layout" svg:width="2.25cm" svg:height="4.5cm" svg:x="12.75cm" svg:y="22.2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5" draw:layer="layout" svg:width="2.25cm" svg:height="4.25cm" svg:x="18.25cm" svg:y="17.2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5" draw:layer="layout" svg:width="2.25cm" svg:height="4.25cm" svg:x="15.5cm" svg:y="17.2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5" draw:layer="layout" svg:width="2.25cm" svg:height="4.25cm" svg:x="12.75cm" svg:y="17.2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5" draw:layer="layout" svg:width="2.25cm" svg:height="4.25cm" svg:x="10cm" svg:y="17.2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5" draw:layer="layout" svg:width="2.25cm" svg:height="4.25cm" svg:x="7.25cm" svg:y="17.2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5" draw:layer="layout" svg:width="2.25cm" svg:height="4.25cm" svg:x="4.5cm" svg:y="17.2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5" draw:layer="layout" svg:width="19.59cm" svg:height="14.25cm" svg:x="1cm" svg:y="2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8.5cm" svg:height="8.25cm" svg:x="1.5cm" svg:y="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5cm" svg:height="0.75cm" svg:x="1.5cm" svg:y="10.75cm">
          <text:p text:style-name="P2">PELÍCULAS ESTRENO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59cm" svg:height="1.25cm" svg:x="17cm" svg:y="1cm">
          <text:p text:style-name="P2">Inicio secció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2" draw:layer="layout" svg:width="10.25cm" svg:height="1.25cm" svg:x="6.5cm" svg:y="1cm">
          <text:p text:style-name="P2">Ver contenido gratis disponi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18.5cm" svg:height="4.75cm" svg:x="1.5cm" svg:y="11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asa SemiBold" svg:font-family="'Rasa SemiBold'" style:font-family-generic="roman" style:font-pitch="variable"/>
    <style:font-face style:name="Rasa SemiBold1" svg:font-family="'Rasa SemiBold'" style:font-adornments="Seminegrita" style:font-family-generic="roman" style:font-pitch="variable"/>
    <style:font-face style:name="Rasa SemiBold2" svg:font-family="'Rasa SemiBold'" style:font-adornments="Seminegrit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text:animation="non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Rasa SemiBold2" fo:font-family="'Rasa SemiBold'" style:font-style-name="Seminegrita" style:font-pitch="variable" fo:font-size="18pt" fo:font-style="normal" fo:text-shadow="none" style:text-underline-style="none" fo:font-weight="600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05T18:30:59.343005685</meta:creation-date>
    <dc:date>2022-09-14T20:47:36.515613178</dc:date>
    <meta:editing-duration>PT3H20M15S</meta:editing-duration>
    <meta:editing-cycles>4</meta:editing-cycles>
    <meta:generator>LibreOffice/7.2.6.2$Linux_X86_64 LibreOffice_project/20$Build-2</meta:generator>
    <meta:document-statistic meta:object-count="22"/>
  </office:meta>
</office:document-meta>
</file>